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3769" officeooo:paragraph-rsid="00033769"/>
    </style:style>
    <style:style style:name="P2" style:family="paragraph" style:parent-style-name="Standard">
      <style:paragraph-properties fo:text-align="center" style:justify-single-word="false"/>
      <style:text-properties officeooo:rsid="00033769" officeooo:paragraph-rsid="000c8e8c"/>
    </style:style>
    <style:style style:name="P3" style:family="paragraph" style:parent-style-name="Standard">
      <style:paragraph-properties fo:text-align="start" style:justify-single-word="false"/>
      <style:text-properties officeooo:rsid="00033769" officeooo:paragraph-rsid="00033769"/>
    </style:style>
    <style:style style:name="P4" style:family="paragraph" style:parent-style-name="Standard">
      <style:paragraph-properties fo:text-align="start" style:justify-single-word="false"/>
      <style:text-properties officeooo:rsid="00033769" officeooo:paragraph-rsid="000c8e8c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33769" officeooo:paragraph-rsid="00033769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33769" officeooo:paragraph-rsid="000a917f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33769" officeooo:paragraph-rsid="0003376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4b1ac" officeooo:paragraph-rsid="0004b1a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630b4" officeooo:paragraph-rsid="000630b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0630b4" officeooo:paragraph-rsid="000a917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0f8f0f" officeooo:paragraph-rsid="000f8f0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0f8f0f" officeooo:paragraph-rsid="0011251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bold" officeooo:rsid="0004b1ac" officeooo:paragraph-rsid="0004b1ac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33769" officeooo:paragraph-rsid="0003376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630b4" officeooo:paragraph-rsid="000630b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f8f0f" officeooo:paragraph-rsid="000f8f0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33769" officeooo:paragraph-rsid="00033769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33769" officeooo:paragraph-rsid="000c8e8c" style:font-weight-asian="bold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fo:font-size="16pt" fo:font-weight="bold" officeooo:rsid="00033769" officeooo:paragraph-rsid="000c8e8c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33769" officeooo:paragraph-rsid="000c8e8c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30b4" style:font-weight-asian="normal" style:font-weight-complex="normal"/>
    </style:style>
    <style:style style:name="T5" style:family="text">
      <style:text-properties officeooo:rsid="000630b4"/>
    </style:style>
    <style:style style:name="T6" style:family="text">
      <style:text-properties officeooo:rsid="00076ab1"/>
    </style:style>
    <style:style style:name="T7" style:family="text">
      <style:text-properties officeooo:rsid="000a917f"/>
    </style:style>
    <style:style style:name="T8" style:family="text">
      <style:text-properties officeooo:rsid="000d6c25"/>
    </style:style>
    <style:style style:name="T9" style:family="text">
      <style:text-properties officeooo:rsid="001027fe"/>
    </style:style>
    <style:style style:name="T10" style:family="text">
      <style:text-properties officeooo:rsid="0010ea01"/>
    </style:style>
    <style:style style:name="T11" style:family="text">
      <style:text-properties officeooo:rsid="001108e0"/>
    </style:style>
    <style:style style:name="T12" style:family="text">
      <style:text-properties officeooo:rsid="0011251b"/>
    </style:style>
    <style:style style:name="T13" style:family="text">
      <style:text-properties officeooo:rsid="0014cf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pte-Rendu Cassiopée</text:p>
      <text:p text:style-name="P5"/>
      <text:p text:style-name="P5">Semaine du 29/01/2018</text:p>
      <text:p text:style-name="P1"/>
      <text:p text:style-name="P3"/>
      <text:p text:style-name="P3">Tuteur : Gregory Blanc</text:p>
      <text:p text:style-name="P3">Membres du projet : Charles Mure, Félix Molina</text:p>
      <text:p text:style-name="P3"/>
      <text:p text:style-name="P3">Projet : <text:span text:style-name="T1">Détection d’intrusion par approche statistique sur un réseau SDN</text:span></text:p>
      <text:p text:style-name="P17"/>
      <text:p text:style-name="P7"/>
      <text:p text:style-name="P14">1 – Analyse et extraction de données d’articles scientifiques concernant la détection d’intrusion</text:p>
      <text:p text:style-name="P14"/>
      <text:p text:style-name="P7">Analyse des articles : </text:p>
      <text:p text:style-name="P7">(A1) A Deep Learning Approch for NIDS</text:p>
      <text:p text:style-name="P7">(A2) Deep learning approach for Network Intrusion Detection in Software Defined Networking</text:p>
      <text:p text:style-name="P7"/>
      <text:p text:style-name="P7">Le but est d’obtenir un NIDS à apprentissage supervisé (A2) ou non supervisé (A1), flexible et efficace (taux de détection élevé et faible taux de faux positif).</text:p>
      <text:p text:style-name="P7"/>
      <text:p text:style-name="P8"><text:span text:style-name="T2">Attaques testées</text:span> : DOS, Probe, U2R, R2L.</text:p>
      <text:p text:style-name="P8"/>
      <text:p text:style-name="P8"><text:span text:style-name="T2">DataSet utilisés</text:span> : NSL-KDD dataset – KDD Cup’ 99. <text:span text:style-name="T5">Les datasets sont non labelisés dans le cas de A1.</text:span></text:p>
      <text:p text:style-name="P8"/>
      <text:p text:style-name="P8"><text:span text:style-name="T2">Nombres de parametres (features)</text:span> :</text:p>
      <text:p text:style-name="P8"><text:tab/>Pour A1 : 121 <text:span text:style-name="T5">avant</text:span> classification ;</text:p>
      <text:p text:style-name="P8"><text:tab/>Pour A2 : 6 spécifiques (duration, protocole_type, src_bytes, dst_bytes, count, srv_count)</text:p>
      <text:p text:style-name="P7"/>
      <text:p text:style-name="P7"><text:span text:style-name="T2">Différents types d’apprentissage</text:span> : ANN (le plus rependu), SVM, NB, RF (Random Forest), SOM, OPF, CAPSNET. </text:p>
      <text:p text:style-name="P7"/>
      <text:p text:style-name="P13">Aglos de détection<text:span text:style-name="T3"> : STL (Self-Taught Learning </text:span><text:span text:style-name="T4">utilisant le SMR</text:span><text:span text:style-name="T3">) et SMR (Soft Max Regression).</text:span></text:p>
      <text:p text:style-name="P8"/>
      <text:p text:style-name="P13">Algos de classification<text:span text:style-name="T3"> : J48 Decision Tree Classifier, DMNB, </text:span><text:span text:style-name="T4">SMR</text:span><text:span text:style-name="T3">.</text:span></text:p>
      <text:p text:style-name="P7"/>
      <text:p text:style-name="P8"><text:span text:style-name="T2">Etapes d’apprentissage</text:span> : </text:p>
      <text:p text:style-name="P8"><text:tab/>Pour A1 :</text:p>
      <text:p text:style-name="P8"><text:tab/><text:tab/>1 – Unsupervised Feature Learning (UFL) réalisé avec l’algo de Sparse Auto-Encoder</text:p>
      <text:p text:style-name="P8"><text:tab/><text:tab/>2 – Classification <text:span text:style-name="T5">(SMR)</text:span></text:p>
      <text:p text:style-name="P8"/>
      <text:p text:style-name="P8"><text:tab/>Pour A2 :</text:p>
      <text:p text:style-name="P8"/>
      <text:p text:style-name="P8"><text:span text:style-name="T2">Implémentation</text:span> :</text:p>
      <text:p text:style-name="P8"><text:tab/>Pour A1 <text:span text:style-name="T5">(dans le cas d’apprentissage STL)</text:span>: </text:p>
      <text:p text:style-name="P8"><text:tab/><text:tab/><text:span text:style-name="T5">1</text:span> – Discretisation des valeurs nominales des attributs <text:span text:style-name="T5">(1-to-n encoding)</text:span></text:p>
      <text:p text:style-name="P8"><text:tab/><text:tab/><text:span text:style-name="T5">2</text:span> – Elimination de l’attribut ayant pour valeur 0 </text:p>
      <text:p text:style-name="P8"><text:tab/><text:tab/><text:span text:style-name="T5">3</text:span> – <text:span text:style-name="T5">Normalisation des valeurs entre 0 et 1 (max-min normalization)</text:span></text:p>
      <text:p text:style-name="P8"><text:tab/><text:tab/><text:span text:style-name="T5">4 – Sparse Auto-Encoder </text:span></text:p>
      <text:p text:style-name="P8"><text:tab/><text:tab/><text:span text:style-name="T5">5 – Soft Max Regression</text:span></text:p>
      <text:p text:style-name="P8"><text:soft-page-break/><text:tab/><text:span text:style-name="T5">Pour A2 :</text:span></text:p>
      <text:p text:style-name="P8"/>
      <text:p text:style-name="P9"><text:span text:style-name="T2">Resultats</text:span> : </text:p>
      <text:p text:style-name="P9"><text:tab/>Pour A1 : taux de détection → 98,84 % (avec STL) et 96,79 % (avec SMR) </text:p>
      <text:p text:style-name="P9"><text:tab/>Pour A2 : <text:span text:style-name="T13">environ 70 % de taud de détection</text:span></text:p>
      <text:p text:style-name="P9"/>
      <text:p text:style-name="P9"/>
      <text:p text:style-name="P15">2 – Pour la semaine du 05/02/2018</text:p>
      <text:p text:style-name="P15"/>
      <text:p text:style-name="P9">→ Récupération des datasets <text:span text:style-name="T6">provenant du CIC (Canadian Institute for Cybersecurity)</text:span></text:p>
      <text:p text:style-name="P10"><text:tab/>→<text:span text:style-name="T7"> Contacter a.habibi.l@unb.ca pour récupérer des Datasets réels</text:span></text:p>
      <text:p text:style-name="P9"/>
      <text:p text:style-name="P9">→<text:span text:style-name="T6"> Développement de tests pour différents modèles de réseau de neurones (python Keras module)</text:span></text:p>
      <text:p text:style-name="P9">→<text:span text:style-name="T6"> Choix du modèle du système de réseau de neurones</text:span></text:p>
      <text:p text:style-name="P9"/>
      <text:p text:style-name="P10">→<text:span text:style-name="T6"> Recherhcer les features accessibles sur OpenFlow</text:span></text:p>
      <text:p text:style-name="P6"/>
      <text:p text:style-name="P19">Semaine du <text:span text:style-name="T8">05</text:span>/0<text:span text:style-name="T8">2</text:span>/2018</text:p>
      <text:p text:style-name="P2"/>
      <text:p text:style-name="P4"/>
      <text:p text:style-name="P4">Tuteur : Gregory Blanc</text:p>
      <text:p text:style-name="P4">Membres du projet : Charles Mure, Félix Molina</text:p>
      <text:p text:style-name="P4"/>
      <text:p text:style-name="P4">Projet : <text:span text:style-name="T1">Détection d’intrusion par approche statistique sur un réseau SDN</text:span></text:p>
      <text:p text:style-name="P18"/>
      <text:p text:style-name="P18"/>
      <text:p text:style-name="P16">1 – Sélection des premiers attributs à utiliser</text:p>
      <text:p text:style-name="P16"/>
      <text:p text:style-name="P11">→<text:span text:style-name="T9"> IP source, IP destination</text:span></text:p>
      <text:p text:style-name="P11">→<text:span text:style-name="T9"> Port source, port destination</text:span></text:p>
      <text:p text:style-name="P11">→<text:span text:style-name="T9"> Protocole (type protocole)</text:span></text:p>
      <text:p text:style-name="P11">→<text:span text:style-name="T10"> Date, heure</text:span></text:p>
      <text:p text:style-name="P11">→<text:span text:style-name="T11"> Durée du flux</text:span></text:p>
      <text:p text:style-name="P11">→<text:span text:style-name="T11"> Nombre total de paquets forwardés</text:span></text:p>
      <text:p text:style-name="P11">→<text:span text:style-name="T11"> Nombre total de paquets backwardés</text:span></text:p>
      <text:p text:style-name="P11">→<text:span text:style-name="T12"> Taille moyenne des en-têtes forwardées</text:span></text:p>
      <text:p text:style-name="P12">→<text:span text:style-name="T12"> Taille moyenne des en-têtes backwardées</text:span></text:p>
      <text:p text:style-name="P11">→<text:span text:style-name="T11"> Débit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0:06:25.160206218</meta:creation-date>
    <dc:date>2018-02-08T17:13:21.345697907</dc:date>
    <meta:editing-duration>PT19M12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3" meta:paragraph-count="55" meta:word-count="412" meta:character-count="2612" meta:non-whitespace-character-count="2213"/>
  </office:meta>
</office:document-meta>
</file>